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11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  <style:style style:name="ce2" style:family="table-cell" style:parent-style-name="Default">
      <style:text-properties fo:color="#000000"/>
    </style:style>
    <style:style style:name="ce3" style:family="table-cell" style:parent-style-name="Default">
      <style:text-properties fo:color="#468a1a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color="#c9211e" fo:font-weight="normal" style:font-weight-asian="normal" style:font-weight-complex="normal"/>
    </style:style>
    <style:style style:name="ce7" style:family="table-cell" style:parent-style-name="Default">
      <style:text-properties fo:color="#000000" fo:font-weight="normal" style:font-weight-asian="normal" style:font-weight-complex="normal"/>
    </style:style>
    <style:style style:name="T1" style:family="text">
      <style:text-properties fo:color="#c9211e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/>
          <table:table-cell table:style-name="ce4" office:value-type="string" calcext:value-type="string">
            <text:p>plan</text:p>
          </table:table-cell>
          <table:table-cell table:style-name="ce4" office:value-type="string" calcext:value-type="string">
            <text:p>fact</text:p>
          </table:table-cell>
        </table:table-row>
        <table:table-row table:style-name="ro1">
          <table:table-cell office:value-type="string" calcext:value-type="string">
            <text:p>Software_Development/Blockchain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ftware_Development/Coding_Practices</text:p>
          </table:table-cell>
          <table:table-cell table:style-name="ce5" office:value-type="float" office:value="233" calcext:value-type="float">
            <text:p>233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ftware_Development/Compilers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ftware_Development/Computer_Science</text:p>
          </table:table-cell>
          <table:table-cell table:style-name="ce5" office:value-type="float" office:value="254" calcext:value-type="float">
            <text:p>254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ftware_Development/Domain_Specific_Languages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oftware_Development/Game_Development</text:p>
          </table:table-cell>
          <table:table-cell table:style-name="ce6" office:value-type="float" office:value="408" calcext:value-type="float">
            <text:p>408</text:p>
          </table:table-cell>
          <table:table-cell table:style-name="ce6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Software_Development/Graphics_Programming</text:p>
          </table:table-cell>
          <table:table-cell table:style-name="ce7" office:value-type="float" office:value="161" calcext:value-type="float">
            <text:p>161</text:p>
          </table:table-cell>
          <table:table-cell table:style-name="ce7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oftware_Development/Programming_Languages/NET</text:p>
          </table:table-cell>
          <table:table-cell table:style-name="ce1" office:value-type="float" office:value="778" calcext:value-type="float">
            <text:p>778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ftware_Development/Programming_Languages/C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ftware_Development/Programming_Languages/C++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<text:span text:style-name="T1">Software_Development/</text:span>Programming_Languages/COBOL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oftware_Development/Programming_Languages/Dart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oftware_Development/Programming_Languages/Functional_Programming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ftware_Development/Programming_Languages/Go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ftware_Development/Programming_Languages/JVM_Languages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ftware_Development/Programming_Languages/Java/Akka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<text:span text:style-name="T2">Software_Development/</text:span>Programming_Languages/Java/Hibernate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ftware_Development/Programming_Languages/Java/JDBC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ftware_Development/Programming_Languages/Java/Java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ftware_Development/Programming_Languages/Java/Java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ftware_Development/Programming_Languages/Java/JavaEE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ftware_Development/Programming_Languages/Java/Maven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ftware_Development/Programming_Languages/Java/Mule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ftware_Development/Programming_Languages/Java/Play_Framework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ftware_Development/Programming_Languages/Java/RxJava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ftware_Development/Programming_Languages/Java/Spring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ftware_Development/Programming_Languages/Java/Struts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ftware_Development/Programming_Languages/Java/Vaadin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Software_Development/Programming_Languages/Java/Other</text:p>
          </table:table-cell>
          <table:table-cell table:style-name="ce2" office:value-type="float" office:value="480" calcext:value-type="float">
            <text:p>480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oftware_Development/Programming_Languages/Low_Level_Languages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oftware_Development/Programming_Languages/Lua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oftware_Development/Programming_Languages/Markup_Languages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oftware_Development/Programming_Languages/Ocam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oftware_Development/Programming_Languages/ObjectiveC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oftware_Development/Programming_Languages/Perl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ftware_Development/Programming_Languages/Python</text:p>
          </table:table-cell>
          <table:table-cell office:value-type="float" office:value="268" calcext:value-type="float">
            <text:p>2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ftware_Development/Programming_Languages/Qt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oftware_Development/Programming_Languages/Ruby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oftware_Development/Programming_Languages/Swift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oftware_Development/Programming_Languages/Tcl_TK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oftware_Development/Programming_Languages/WebAssembly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ftware_Development/QA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Software_Development/Software_Architecture/Architectural_Patterns</text:p>
          </table:table-cell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<text:span text:style-name="T2">Software_Development/Software_Architecture/</text:span>Distributed_Systems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ftware_Development/Software_Architecture/Domain-Driven Design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ftware_Development/Software_Architecture/Enterprise_Architecture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ftware_Development/Software_Architecture/Serverless_Architecture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ftware_Development/Software_Architecture/Other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ftware_Development/Software_Collaboration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ftware_Development/IDE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dware/IOT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dware/Other</text:p>
          </table:table-cell>
          <table:table-cell office:value-type="float" office:value="781" calcext:value-type="float">
            <text:p>78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3T21:59:27.775317424</meta:creation-date>
    <meta:generator>LibreOffice/7.2.6.2$Linux_X86_64 LibreOffice_project/20$Build-2</meta:generator>
    <dc:date>2022-05-24T00:31:29.379247794</dc:date>
    <meta:editing-duration>PT27M34S</meta:editing-duration>
    <meta:editing-cycles>6</meta:editing-cycles>
    <meta:document-statistic meta:table-count="1" meta:cell-count="158" meta:object-count="0"/>
  </office:meta>
</office:document-meta>
</file>